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left="0.2764in" fo:margin-right="-0.0043in" fo:margin-top="0in" fo:margin-bottom="0in" fo:text-align="start" style:justify-single-word="false" fo:text-indent="0in" style:auto-text-indent="false"/>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fo:text-align="center" style:justify-single-word="false"/>
    </style:style>
    <style:style style:name="P11"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2" style:family="paragraph" style:parent-style-name="Table_20_Heading">
      <style:paragraph-properties fo:margin-top="0in" fo:margin-bottom="0in"/>
    </style:style>
    <style:style style:name="P13" style:family="paragraph" style:parent-style-name="Table_20_Heading">
      <style:paragraph-properties fo:margin-top="0in" fo:margin-bottom="0in" fo:text-align="center" style:justify-single-word="fals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break-before="page"/>
    </style:style>
    <style:style style:name="P16" style:family="paragraph" style:parent-style-name="Standard">
      <style:text-properties fo:color="#000000" style:font-name="Times New Roman" fo:font-size="12pt" fo:font-weight="normal" style:font-weight-asian="normal" style:font-weight-complex="normal"/>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5"/>
    <style:style style:name="P2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2" style:family="paragraph" style:parent-style-name="Footer">
      <style:paragraph-properties>
        <style:tab-stops>
          <style:tab-stop style:position="3in" style:type="center"/>
          <style:tab-stop style:position="6.5in" style:type="right"/>
        </style:tab-stops>
      </style:paragraph-properties>
    </style:style>
    <style:style style:name="P23" style:family="paragraph" style:parent-style-name="Heading_20_1" style:master-page-name="First_20_Page">
      <style:paragraph-properties style:page-number="auto"/>
    </style:style>
    <style:style style:name="P24" style:family="paragraph" style:parent-style-name="Table_20_Contents" style:list-style-name="L4"/>
    <style:style style:name="P25" style:family="paragraph" style:parent-style-name="Table_20_Contents">
      <style:paragraph-properties fo:margin-top="0in" fo:margin-bottom="0in" fo:text-align="center" style:justify-single-word="fals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88606368" text:id="ct588606368">
          <text:deletion>
            <office:change-info>
              <dc:creator>Bob Jacobsen</dc:creator>
              <dc:date>2013-02-10T00:01:00</dc:date>
            </office:change-info>
            <text:p text:style-name="Standard">Transport</text:p>
          </text:deletion>
        </text:changed-region>
        <text:changed-region xml:id="ct588785456" text:id="ct588785456">
          <text:insertion>
            <office:change-info>
              <dc:creator>Bob Jacobsen</dc:creator>
              <dc:date>2013-02-10T00:01:00</dc:date>
            </office:change-info>
          </text:insertion>
        </text:changed-region>
        <text:changed-region xml:id="ct484899936" text:id="ct484899936">
          <text:insertion>
            <office:change-info>
              <dc:creator>Bob Jacobsen</dc:creator>
              <dc:date>2013-04-13T18:43:00</dc:date>
            </office:change-info>
          </text:insertion>
        </text:changed-region>
        <text:changed-region xml:id="ct484805872" text:id="ct484805872">
          <text:insertion>
            <office:change-info>
              <dc:creator>Bob Jacobsen</dc:creator>
              <dc:date>2013-04-13T18:44:00</dc:date>
            </office:change-info>
          </text:insertion>
        </text:changed-region>
        <text:changed-region xml:id="ct87001088" text:id="ct87001088">
          <text:insertion>
            <office:change-info>
              <dc:creator>Bob Jacobsen</dc:creator>
              <dc:date>2013-04-13T18:45:00</dc:date>
            </office:change-info>
          </text:insertion>
        </text:changed-region>
        <text:changed-region xml:id="ct482109616" text:id="ct482109616">
          <text:insertion>
            <office:change-info>
              <dc:creator>Bob Jacobsen</dc:creator>
              <dc:date>2013-04-13T18:40:00</dc:date>
            </office:change-info>
          </text:insertion>
        </text:changed-region>
        <text:changed-region xml:id="ct482195008" text:id="ct482195008">
          <text:insertion>
            <office:change-info>
              <dc:creator>Bob Jacobsen</dc:creator>
              <dc:date>2013-04-13T18:40:00</dc:date>
            </office:change-info>
          </text:insertion>
        </text:changed-region>
        <text:changed-region xml:id="ct126914448" text:id="ct126914448">
          <text:insertion>
            <office:change-info>
              <dc:creator>Bob Jacobsen</dc:creator>
              <dc:date>2013-04-13T18:46:00</dc:date>
            </office:change-info>
          </text:insertion>
        </text:changed-region>
        <text:changed-region xml:id="ct587896256" text:id="ct587896256">
          <text:insertion>
            <office:change-info>
              <dc:creator>Bob Jacobsen</dc:creator>
              <dc:date>2013-04-13T18:43:00</dc:date>
            </office:change-info>
          </text:insertion>
        </text:changed-region>
        <text:changed-region xml:id="ct482159872" text:id="ct482159872">
          <text:insertion>
            <office:change-info>
              <dc:creator>Bob Jacobsen</dc:creator>
              <dc:date>2013-04-13T18:41:00</dc:date>
            </office:change-info>
          </text:insertion>
        </text:changed-region>
        <text:changed-region xml:id="ct85949104" text:id="ct85949104">
          <text:insertion>
            <office:change-info>
              <dc:creator>Bob Jacobsen</dc:creator>
              <dc:date>2013-04-13T18:42:00</dc:date>
            </office:change-info>
          </text:insertion>
        </text:changed-region>
        <text:changed-region xml:id="ct588794800" text:id="ct588794800">
          <text:insertion>
            <office:change-info>
              <dc:creator>Bob Jacobsen</dc:creator>
              <dc:date>2013-04-13T18:46:00</dc:date>
            </office:change-info>
          </text:insertion>
        </text:changed-region>
        <text:changed-region xml:id="ct53710592" text:id="ct53710592">
          <text:deletion>
            <office:change-info>
              <dc:creator>Bob Jacobsen</dc:creator>
              <dc:date>2013-04-13T18:46:00</dc:date>
            </office:change-info>
            <text:p text:style-name="Standard">a</text:p>
          </text:deletion>
        </text:changed-region>
        <text:changed-region xml:id="ct590281664" text:id="ct590281664">
          <text:insertion>
            <office:change-info>
              <dc:creator>Bob Jacobsen</dc:creator>
              <dc:date>2013-04-13T18:46:00</dc:date>
            </office:change-info>
          </text:insertion>
        </text:changed-region>
        <text:changed-region xml:id="ct126954928" text:id="ct126954928">
          <text:deletion>
            <office:change-info>
              <dc:creator>Bob Jacobsen</dc:creator>
              <dc:date>2013-04-13T18:46:00</dc:date>
            </office:change-info>
            <text:p text:style-name="Standard">data</text:p>
          </text:deletion>
        </text:changed-region>
        <text:changed-region xml:id="ct531089008" text:id="ct531089008">
          <text:insertion>
            <office:change-info>
              <dc:creator>Bob Jacobsen</dc:creator>
              <dc:date>2013-04-13T18:46:00</dc:date>
            </office:change-info>
          </text:insertion>
        </text:changed-region>
        <text:changed-region xml:id="ct676994208" text:id="ct676994208">
          <text:insertion>
            <office:change-info>
              <dc:creator>Bob Jacobsen</dc:creator>
              <dc:date>2013-04-13T18: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 (Informative)</text:h>
      <text:p text:style-name="Standard">This specification defines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1308137379846988450" text:style-name="L1">
        <text:list-item>
          <text:p text:style-name="P17">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17">The OpenLCB-CAN Frame <text:change text:change-id="ct588606368"/><text:change-start text:change-id="ct588785456"/>Transfer<text:change-end text:change-id="ct588785456"/>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E1" office:value-type="string">
            <text:p text:style-name="P11">Data Content</text:p>
          </table:table-cell>
        </table:table-row>
        <table:table-row>
          <table:table-cell table:style-name="Table4.A2" office:value-type="string">
            <text:p text:style-name="P9">Datagram Content</text:p>
          </table:table-cell>
          <table:table-cell table:style-name="Table4.A2" office:value-type="string">
            <text:p text:style-name="P10">Y</text:p>
          </table:table-cell>
          <table:table-cell table:style-name="Table4.A2" office:value-type="string">
            <text:p text:style-name="P10">N</text:p>
          </table:table-cell>
          <table:table-cell table:style-name="Table4.A2" office:value-type="string">
            <text:p text:style-name="P10">0x1C48</text:p>
          </table:table-cell>
          <table:table-cell table:style-name="Table4.E2" office:value-type="string">
            <text:p text:style-name="P10">0-72 bytes</text:p>
          </table:table-cell>
        </table:table-row>
      </table:table>
      <text:p text:style-name="Standard"><text:change-start text:change-id="ct484899936"/></text:p>
      <text:p text:style-name="Standard">The first byte of the data content defines the datagram type.<text:change-end text:change-id="ct484899936"/><text:change-start text:change-id="ct484805872"/> <text:change-end text:change-id="ct484805872"/><text:change-start text:change-id="ct87001088"/>The values for that byte are documented in the Standard for the protocol that defines the type.<text:change-end text:change-id="ct87001088"/></text:p>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E1" office:value-type="string">
            <text:p text:style-name="P11">Data Content</text:p>
          </table:table-cell>
        </table:table-row>
        <table:table-row>
          <table:table-cell table:style-name="Table2.A2" office:value-type="string">
            <text:p text:style-name="P9">Datagram Received OK</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A28</text:p>
          </table:table-cell>
          <table:table-cell table:style-name="Table2.E2" office:value-type="string">
            <text:p text:style-name="P10"><text:change-start text:change-id="ct482109616"/>Flags (1 byte)<text:change-end text:change-id="ct482109616"/></text:p>
          </table:table-cell>
        </table:table-row>
      </table:table>
      <text:p text:style-name="Standard"><text:change-start text:change-id="ct482195008"/></text:p>
      <text:p text:style-name="Standard"><text:change-end text:change-id="ct482195008"/><text:change-start text:change-id="ct126914448"/>The flag bits <text:change-end text:change-id="ct126914448"/><text:change-start text:change-id="ct587896256"/>are defined as:<text:change-end text:change-id="ct587896256"/><text:change-start text:change-id="ct482159872"/></text:p>
      <text:list xml:id="list5054178744505376710" text:style-name="L5">
        <text:list-item>
          <text:p text:style-name="P20">0x80 – Reply Pending – Use is defined by higher-level protocols. <text:s/></text:p>
        </text:list-item>
        <text:list-item>
          <text:p text:style-name="P20">All others are reserved, shall be sent as zero and ignored upon receipt.</text:p>
        </text:list-item>
      </text:list>
      <text:p text:style-name="Standard">Datagram Received OK <text:change-end text:change-id="ct482159872"/><text:change-start text:change-id="ct85949104"/>messages without a Flags byte shall be treated as if they contained a byte with a zero value.<text:change-end text:change-id="ct85949104"/></text:p>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1">Name</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E1" office:value-type="string">
            <text:p text:style-name="P11">Data Content</text:p>
          </table:table-cell>
        </table:table-row>
        <table:table-row>
          <table:table-cell table:style-name="Table3.A2" office:value-type="string">
            <text:p text:style-name="P9">Datagram Rejected</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48</text:p>
          </table:table-cell>
          <table:table-cell table:style-name="Table3.E2" office:value-type="string">
            <text:p text:style-name="P10">Error Code<text:change-start text:change-id="ct588794800"/></text:p>
            <text:p text:style-name="P10">(2 bytes)<text:change-end text:change-id="ct588794800"/></text:p>
          </table:table-cell>
        </table:table-row>
      </table:table>
      <text:p text:style-name="Standard"/>
      <text:p text:style-name="Standard">Nodes shall accept and process Datagram Rejected messages that do not contain <text:change text:change-id="ct53710592"/><text:change-start text:change-id="ct590281664"/>the<text:change-end text:change-id="ct590281664"/> full <text:change text:change-id="ct126954928"/><text:change-start text:change-id="ct531089008"/>error<text:change-end text:change-id="ct531089008"/> code. Missing error code bits are to be interpreted as zero.</text:p>
      <text:h text:style-name="Heading_20_3" text:outline-level="3">Error Codes</text:h>
      <text:p text:style-name="Standard">The Error Code field contains 16 bits. <text:s/></text:p>
      <text:p text:style-name="Standard">Zero or one of the two following bits shall be set:</text:p>
      <text:list xml:id="list1468043682902890459" text:style-name="L2">
        <text:list-item>
          <text:p text:style-name="P18">0x1000 Permanent error – The received datagram will always invoke the same error.</text:p>
        </text:list-item>
        <text:list-item>
          <text:p text:style-name="P18">0x2000 Resend OK – The error condition is likely to be temporary, so a resend of the original datagram may be attempted.</text:p>
        </text:list-item>
      </text:list>
      <text:p text:style-name="Standard">When <text:span text:style-name="T6">the</text:span> “Resend OK” bit is set, the following bits are defined:</text:p>
      <text:list xml:id="list163137294" text:continue-numbering="true" text:style-name="L2">
        <text:list-item>
          <text:p text:style-name="P18"><text:soft-page-break/>0x4000 Transport error – The error could have been due to a failure in message/frame transport. </text:p>
        </text:list-item>
        <text:list-item>
          <text:p text:style-name="P18">0x0020 Buffer unavailable - The node wasn't able to receive the datagram because of a shortage of buffers.</text:p>
        </text:list-item>
        <text:list-item>
          <text:p text:style-name="P18">0x0040 Out of order - An internal inconsistency was found in the OpenLCB message sequence and/or in the CAN frames making up a datagram. </text:p>
        </text:list-item>
      </text:list>
      <text:p text:style-name="Standard">When the “Permanent error” bit is set, the following bits are defined:</text:p>
      <text:list xml:id="list6096254470339065939" text:style-name="L3">
        <text:list-item>
          <text:p text:style-name="P19">0x0020 – Source not permitted – this node will not accept datagrams of this type from the transmitting node</text:p>
        </text:list-item>
        <text:list-item>
          <text:p text:style-name="P19">0x0040 – Datagrams not accepted – this node will not accept datagrams of this type from any node</text:p>
        </text:list-item>
      </text:list>
      <text:p text:style-name="Standard">Nodes may, but are not required to, use the low five bits of the error code field to define specific error codes in concert with the flag bits defined above. </text:p>
      <text:p text:style-name="Standard">All other bits and bit combinations are reserved.</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e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text:soft-page-break/>Adaptation to CAN Transport (Normative)</text:h>
      <text:p text:style-name="Standard">This section describes the CAN implementation of the datagram transport message formats.</text:p>
      <text:h text:style-name="Heading_20_2" text:outline-level="2">CAN Message Formats</text:h>
      <text:p text:style-name="Standard">The OpenLCB-CAN Frame Transport Standard and OpenLCB Message Network Standard define how OpenLCB messages are carried across CAN networks. Following those specifications, the Datagram Transport messages used on CAN are as defined in the following table.</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able:table-row>
            <table:table-cell table:style-name="CanTransport.A1" office:value-type="string">
              <text:p text:style-name="P12">Name</text:p>
            </table:table-cell>
            <table:table-cell table:style-name="CanTransport.A1" office:value-type="string">
              <text:p text:style-name="P13">Dest ID</text:p>
            </table:table-cell>
            <table:table-cell table:style-name="CanTransport.A1" office:value-type="string">
              <text:p text:style-name="P13">Event ID</text:p>
            </table:table-cell>
            <table:table-cell table:style-name="CanTransport.A1" office:value-type="string">
              <text:p text:style-name="P13">Header Format</text:p>
            </table:table-cell>
            <table:table-cell table:style-name="CanTransport.E1" office:value-type="string">
              <text:p text:style-name="P13">Data-part Content</text:p>
            </table:table-cell>
          </table:table-row>
        </table:table-header-rows>
        <table:table-row>
          <table:table-cell table:style-name="CanTransport.A2" office:value-type="string">
            <text:p text:style-name="P9">Datagram Content</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8">0x1Add,dsss<text:note text:id="ftn1" text:note-class="footnote"><text:note-citation>1</text:note-citation><text:note-body><text:p text:style-name="Footnote">sss —The 12-bit source alias field </text:p></text:note-body></text:note> — Single<text:note text:id="ftn2" text:note-class="footnote"><text:note-citation>2</text:note-citation><text:note-body><text:p text:style-name="Footnote">Because CAN frames are limited to 8 bytes, datagrams larger than 8 bytes must be broken up among multiple messages. Thus, four distinct message types are defined to aid in flow control.</text:p></text:note-body></text:note></text:p>
            <text:p text:style-name="P8">0x1Bdd,dsss — First</text:p>
            <text:p text:style-name="P8">0x1Cdd,dsss — Middle</text:p>
            <text:p text:style-name="P8">0x1Ddd,dsss — Last</text:p>
          </table:table-cell>
          <table:table-cell table:style-name="CanTransport.E2" office:value-type="string">
            <text:p text:style-name="P10">0–8 bytes</text:p>
          </table:table-cell>
        </table:table-row>
        <table:table-row>
          <table:table-cell table:style-name="CanTransport.A2" office:value-type="string">
            <text:p text:style-name="P9">Datagram Received OK</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2,8sss</text:p>
          </table:table-cell>
          <table:table-cell table:style-name="CanTransport.E2" office:value-type="string">
            <text:p text:style-name="P10">0xfddd<text:note text:id="ftn3" text:note-class="footnote"><text:note-citation>3</text:note-citation><text:note-body><text:p text:style-name="Footnote">fddd — First two bytes of the data-part, representing the 4-bit flag field and 12-bit destination Alias. See the OpenLCB-CAN Frame Transport Standard.</text:p></text:note-body></text:note><text:change-start text:change-id="ct676994208"/>, Flags<text:change-end text:change-id="ct676994208"/></text:p>
          </table:table-cell>
        </table:table-row>
        <table:table-row>
          <table:table-cell table:style-name="CanTransport.A2" office:value-type="string">
            <text:p text:style-name="P9">Datagram Rejected</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4,8sss</text:p>
          </table:table-cell>
          <table:table-cell table:style-name="CanTransport.E2" office:value-type="string">
            <text:p text:style-name="P10">0xfddd, Error Code</text:p>
          </table:table-cell>
        </table:table-row>
      </table:table>
      <text:h text:style-name="Heading_20_2" text:outline-level="2">CAN States</text:h>
      <text:p text:style-name="P16">A node implementing the OpenLCB-CAN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5575817978453459194" text:style-name="L4">
        <text:list-item>
          <text:p text:style-name="P24">One Datagram Content Single Frame</text:p>
        </text:list-item>
        <text:list-item>
          <text:p text:style-name="P24">One Datagram Content First Frame, followed by zero or more Datagram Content Middle Frame, followed by one Datagram Content Last Frame</text:p>
        </text:list-item>
      </text:list>
      <text:p text:style-name="Table_20_Contents">A node shall not interleave transmission of frames from more than one datagram. A node shall not transmit frames with lower CAN priority between the frames making up a datagram. <text:s/>A node may, but is not required to, transmit frames with higher CAN priority between the frames making up a datagram.</text:p>
      <text:p text:style-name="Table_20_Contents">A receiving node receiving either of the above sequences shall send either a Datagram Received OK or Datagram Rejected message in reply.</text:p>
      <text:h text:style-name="Heading_20_3" text:outline-level="3"><text:soft-page-break/>Rejected Transmission</text:h>
      <text:p text:style-name="Standard">If a receiving node receives a sequence of Datagram frames other than one of</text:p>
      <text:list xml:id="list1264089802" text:continue-numbering="true" text:style-name="L4">
        <text:list-item>
          <text:p text:style-name="P24">One Datagram Content Single Frame</text:p>
        </text:list-item>
        <text:list-item>
          <text:p text:style-name="P24">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 (Informative)<text:tab/>1</text:p>
          <text:p text:style-name="P26"><text:s/>2 Intended Use (Informative)<text:tab/>1</text:p>
          <text:p text:style-name="P26"><text:s/>3 References and Context (Normative)<text:tab/>1</text:p>
          <text:p text:style-name="P26"><text:s/>4 Message Formats (Normative)<text:tab/>1</text:p>
          <text:p text:style-name="P28"><text:s/>4.1 Datagram Content<text:tab/>2</text:p>
          <text:p text:style-name="P28"><text:s/>4.2 Datagram Received OK<text:tab/>2</text:p>
          <text:p text:style-name="P28"><text:s/>4.3 Datagram Rejected<text:tab/>2</text:p>
          <text:p text:style-name="P27"><text:s/>4.3.1 Error Codes<text:tab/>2</text:p>
          <text:p text:style-name="P26"><text:s/>5 States (Normative)<text:tab/>3</text:p>
          <text:p text:style-name="P26"><text:s/>6 Interactions (Normative)<text:tab/>3</text:p>
          <text:p text:style-name="P28"><text:s/>6.1 Normal Transmission<text:tab/>3</text:p>
          <text:p text:style-name="P28"><text:s/>6.2 Rejected Transmission<text:tab/>3</text:p>
          <text:p text:style-name="P26"><text:s/>7 Adaptation to CAN Transport (Normative)<text:tab/>4</text:p>
          <text:p text:style-name="P28"><text:s/>7.1 CAN Message Formats<text:tab/>4</text:p>
          <text:p text:style-name="P28"><text:s/>7.2 CAN States<text:tab/>4</text:p>
          <text:p text:style-name="P28"><text:s/>7.3 CAN Interactions<text:tab/>4</text:p>
          <text:p text:style-name="P27"><text:s/>7.3.1 Normal Transmission<text:tab/>4</text:p>
          <text:p text:style-name="P27"><text:s/>7.3.2 Rejected Transmission<text:tab/>5</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tracked-changes>
          <text:changed-region xml:id="ct677172672" text:id="ct677172672">
            <text:insertion>
              <office:change-info>
                <dc:creator>Bob Jacobsen</dc:creator>
                <dc:date>2013-02-06T22:36:00</dc:date>
              </office:change-info>
            </text:insertion>
          </text:changed-region>
          <text:changed-region xml:id="ct676336560" text:id="ct676336560">
            <text:deletion>
              <office:change-info>
                <dc:creator>Bob Jacobsen</dc:creator>
                <dc:date>2013-02-06T22:36:00</dc:date>
              </office:change-info>
              <text:p text:style-name="MP4"><text:span text:style-name="Page_20_Number"><text:span text:style-name="MT2"><text:date style:data-style-name="N116" text:date-value="2013-04-13T18:48:28.99">4-13-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change-start text:change-id="ct677172672"/><text:span text:style-name="Page_20_Number"><text:span text:style-name="MT2"><text:date style:data-style-name="N75" text:date-value="2013-04-13T18:48:28.99">Apr 13, 2013</text:date></text:span></text:span><text:change-end text:change-id="ct677172672"/><text:change text:change-id="ct67633656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13T18:48:28.99">Apr 13, 2013</text:date></text:p>
            </table:table-cell>
            <table:table-cell table:style-name="Table1.C1" office:value-type="string">
              <text:p text:style-name="MP7">Preliminary</text:p>
            </table:table-cell>
          </table:table-row>
        </table:table>
        <text:p text:style-name="Header"/>
      </style:header>
      <style:footer>
        <text:tracked-changes>
          <text:changed-region xml:id="ct588753536" text:id="ct588753536">
            <text:insertion>
              <office:change-info>
                <dc:creator>Bob Jacobsen</dc:creator>
                <dc:date>2013-02-06T22:36:00</dc:date>
              </office:change-info>
            </text:insertion>
          </text:changed-region>
          <text:changed-region xml:id="ct588753632" text:id="ct588753632">
            <text:deletion>
              <office:change-info>
                <dc:creator>Bob Jacobsen</dc:creator>
                <dc:date>2013-02-06T22:36:00</dc:date>
              </office:change-info>
              <text:p text:style-name="MP8"><text:span text:style-name="Page_20_Number"><text:span text:style-name="MT2"><text:date style:data-style-name="N116" text:date-value="2013-04-13T18:48:28.99">4-13-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change-start text:change-id="ct588753536"/><text:span text:style-name="Page_20_Number"><text:span text:style-name="MT2"><text:date style:data-style-name="N75" text:date-value="2013-04-13T18:48:28.99">Apr 13, 2013</text:date></text:span></text:span><text:change-end text:change-id="ct588753536"/><text:change text:change-id="ct588753632"/></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115</meta:editing-cycles>
    <meta:editing-duration>PT16H16M37S</meta:editing-duration>
    <meta:generator>OpenOffice.org/3.4.1$Unix OpenOffice.org_project/341m1$Build-9593</meta:generator>
    <dc:date>2013-04-13T18:48:29</dc:date>
    <meta:keyword>OpenLCB-CAN Datagram Transport</meta:keyword>
    <dc:creator>Bob Jacobsen</dc:creator>
    <meta:printed-by>Bob Jacobsen</meta:printed-by>
    <meta:print-date>2013-04-13T07:56:44</meta:print-date>
    <meta:document-statistic meta:table-count="5" meta:image-count="1" meta:object-count="0" meta:page-count="6" meta:paragraph-count="152" meta:word-count="1415" meta:character-count="8715"/>
    <meta:user-defined meta:name="Info 1"/>
    <meta:user-defined meta:name="Info 2"/>
    <meta:user-defined meta:name="Info 3"/>
    <meta:user-defined meta:name="Info 4"/>
  </office:meta>
</office:document-meta>
</file>